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509cm" svg:height="2.54cm" svg:x="6.08cm" svg:y="4.983cm">
          <text:p text:style-name="P1">1. Motif discovery</text:p>
          <text:p text:style-name="P1">(Weed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509cm" svg:height="2.54cm" svg:x="6.08cm" svg:y="8.747cm">
          <text:p text:style-name="P1">2. miRNA discovery</text:p>
          <text:p text:style-name="P1">(miRvestigato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.509cm" svg:height="2.54cm" svg:x="6.08cm" svg:y="12.43cm">
          <text:p text:style-name="P1">3. Matching with prediction</text:p>
          <text:p text:style-name="P1">databas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334cm" svg:y1="7.523cm" svg:x2="10.334cm" svg:y2="8.747cm" draw:start-shape="id1" draw:start-glue-point="2" draw:end-shape="id2" draw:end-glue-point="0" svg:d="M10334 7523v1224" svg:viewBox="0 0 1 1225">
          <text:p/>
        </draw:connector>
        <draw:connector draw:style-name="gr2" draw:text-style-name="P2" draw:layer="layout" draw:type="line" svg:x1="10.334cm" svg:y1="11.287cm" svg:x2="10.334cm" svg:y2="12.43cm" draw:start-shape="id2" draw:start-glue-point="2" draw:end-shape="id3" svg:d="M10334 11287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1:59:38.315506348</meta:creation-date>
    <dc:date>2019-08-22T12:04:05.331982045</dc:date>
    <meta:editing-duration>PT4M27S</meta:editing-duration>
    <meta:editing-cycles>1</meta:editing-cycles>
    <meta:document-statistic meta:object-count="5"/>
    <meta:generator>LibreOffice/6.0.7.3$Linux_X86_64 LibreOffice_project/00m0$Build-3</meta:generator>
  </office:meta>
</office:document-meta>
</file>